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spaceResourceImpl.alterProperties( List change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orkspaceResourceImpl.uncheck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ResourceImpl.removeMember( DavResource 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ResourceImpl.check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ResourceImpl.spool( OutputContext outpu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WorkspaceResourceImpl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ResourceImpl.getColl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orkspaceResourceImpl.label( LabelInfo label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ResourceImpl.setProperty( DavProperty propert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WorkspaceResourceImpl.update( UpdateInfo updateInfo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WorkspaceResourceImpl.getModificatio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ResourceImpl.getMemb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orkspaceResourceImpl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ResourceImpl.addMember( DavResource resource , InputContext inpu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ResourceImpl.initSupportedRe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ResourceImpl.getWorkspace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ResourceImpl.is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ResourceImpl.addVersionContr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ResourceImpl.getSupport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orkspaceResourceImpl.check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ResourceImpl.init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orkspaceResourceImpl.WorkspaceResourceImpl( DavResourceLocator locator , JcrDavSession session , DavResource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spaceResourceImpl.merge( MergeInfo merge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ResourceImpl.getVersionHis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ResourceImpl.initLock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